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69cm" fo:min-width="0cm"/>
    </style:style>
    <style:style style:name="gr3" style:family="graphic" style:parent-style-name="standard">
      <style:graphic-properties draw:fill="hatch" draw:fill-hatch-name="Black_20_0_20_Degrees" draw:textarea-horizontal-align="justify" draw:textarea-vertical-align="middle" draw:auto-grow-height="false" fo:min-height="0.069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6cm" fo:min-width="2.086cm"/>
    </style:style>
    <style:style style:name="gr5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hatch" draw:fill-hatch-name="Black_20_0_20_Degrees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4.81cm" svg:x2="9.89cm" svg:y2="12.43cm">
          <text:p/>
        </draw:line>
        <draw:line draw:style-name="gr1" draw:text-style-name="P1" draw:layer="layout" svg:x1="13.7cm" svg:y1="8.62cm" svg:x2="6.08cm" svg:y2="8.62cm">
          <text:p/>
        </draw:line>
        <draw:custom-shape draw:style-name="gr2" draw:text-style-name="P2" draw:layer="layout" svg:width="0.635cm" svg:height="0.635cm" svg:x="6.842cm" svg:y="9.6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635cm" svg:x="10.652cm" svg:y="11.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635cm" svg:x="10.398cm" svg:y="7.6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7.604cm" svg:y="7.77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8.366cm" svg:y="9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635cm" svg:x="12.303cm" svg:y="5.31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56cm" svg:height="3.556cm" svg:x="6.207cm" svg:y="7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985cm" svg:y1="11.16cm" svg:x2="7.985cm" svg:y2="9.255cm">
          <text:p/>
        </draw:line>
        <draw:frame draw:style-name="gr6" draw:text-style-name="P5" draw:layer="layout" svg:width="0.853cm" svg:height="0.962cm" svg:x="7.132cm" svg:y="8.747cm">
          <draw:text-box>
            <text:p>a</text:p>
          </draw:text-box>
        </draw:frame>
        <draw:frame draw:style-name="gr6" draw:text-style-name="P5" draw:layer="layout" svg:width="0.714cm" svg:height="0.962cm" svg:x="7.906cm" svg:y="9.763cm">
          <draw:text-box>
            <text:p>r</text:p>
          </draw:text-box>
        </draw:frame>
        <draw:frame draw:style-name="gr6" draw:text-style-name="P7" draw:layer="layout" svg:width="6.386cm" svg:height="3.597cm" svg:x="13.763cm" svg:y="5.147cm">
          <draw:text-box>
            <text:p text:style-name="P6"><text:span text:style-name="T1">a = memory address queried</text:span></text:p>
            <text:p text:style-name="P6"><text:span text:style-name="T1">r = activation radius</text:span></text:p>
            <text:p text:style-name="P6"><text:span text:style-name="T1"/></text:p>
            <text:p text:style-name="P6"><text:span text:style-name="T1">Hard locations within the</text:span></text:p>
            <text:p text:style-name="P6"><text:span text:style-name="T1">activation radius are selected</text:span></text:p>
            <text:p text:style-name="P6"><text:span text:style-name="T1">for determining the result of the</text:span></text:p>
            <text:p text:style-name="P6"><text:span text:style-name="T1">read op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9:43:24.548686755</meta:creation-date>
    <dc:date>2015-07-23T22:16:31.307771909</dc:date>
    <meta:editing-duration>PT11M30S</meta:editing-duration>
    <meta:editing-cycles>3</meta:editing-cycles>
    <meta:generator>LibreOffice/4.4.2.2$Linux_X86_64 LibreOffice_project/40m0$Build-2</meta:generator>
    <meta:document-statistic meta:object-count="13"/>
  </office:meta>
</office:document-meta>
</file>